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ndara" svg:font-family="Candara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188in" style:rel-column-width="3120*"/>
    </style:style>
    <style:style style:name="Table1.U" style:family="table-column">
      <style:table-column-properties style:column-width="0.3201in" style:rel-column-width="3135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U1" style:family="table-cell" style:data-style-name="N0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Yu Gothic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Yu Gothic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Yu Gothic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 fo:background-color="#ff6600">
        <style:background-image/>
      </style:paragraph-properties>
      <style:text-properties style:font-name="Yu Gothic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Yu Gothic" fo:font-size="14pt" style:font-size-asian="14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Yu Gothic" fo:font-size="14pt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Yu Gothic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Yu Gothic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Yu Gothic" fo:font-size="15pt" fo:font-style="italic" style:font-size-asian="15pt" style:font-style-asian="italic" style:font-size-complex="15pt" style:font-style-complex="italic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Bahnschrift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Yu Gothic UI Semibol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font-name="Candar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style:font-name="Courier New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 Black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eprogram 4</text:p>
      <table:table table:name="Table1" table:style-name="Table1">
        <table:table-column table:style-name="Table1.A" table:number-columns-repeated="20"/>
        <table:table-column table:style-name="Table1.U"/>
        <table:table-row>
          <table:table-cell table:style-name="Table1.A1" office:value-type="float" office:value="1">
            <text:p text:style-name="P4">1</text:p>
          </table:table-cell>
          <table:table-cell table:style-name="Table1.A1" office:value-type="float" office:value="2">
            <text:p text:style-name="P3">2</text:p>
          </table:table-cell>
          <table:table-cell table:style-name="Table1.A1" office:value-type="float" office:value="3">
            <text:p text:style-name="P3">3</text:p>
          </table:table-cell>
          <table:table-cell table:style-name="Table1.A1" office:value-type="float" office:value="4">
            <text:p text:style-name="P3">4</text:p>
          </table:table-cell>
          <table:table-cell table:style-name="Table1.A1" office:value-type="float" office:value="5">
            <text:p text:style-name="P3">5</text:p>
          </table:table-cell>
          <table:table-cell table:style-name="Table1.A1" office:value-type="float" office:value="6">
            <text:p text:style-name="P3">6</text:p>
          </table:table-cell>
          <table:table-cell table:style-name="Table1.A1" office:value-type="float" office:value="7">
            <text:p text:style-name="P3">7</text:p>
          </table:table-cell>
          <table:table-cell table:style-name="Table1.A1" office:value-type="float" office:value="8">
            <text:p text:style-name="P3">8</text:p>
          </table:table-cell>
          <table:table-cell table:style-name="Table1.A1" office:value-type="float" office:value="9">
            <text:p text:style-name="P3">9</text:p>
          </table:table-cell>
          <table:table-cell table:style-name="Table1.A1" office:value-type="float" office:value="10">
            <text:p text:style-name="P3">10</text:p>
          </table:table-cell>
          <table:table-cell table:style-name="Table1.A1" office:value-type="float" office:value="11">
            <text:p text:style-name="P3">11</text:p>
          </table:table-cell>
          <table:table-cell table:style-name="Table1.A1" office:value-type="float" office:value="12">
            <text:p text:style-name="P3">12</text:p>
          </table:table-cell>
          <table:table-cell table:style-name="Table1.A1" office:value-type="float" office:value="13">
            <text:p text:style-name="P3">13</text:p>
          </table:table-cell>
          <table:table-cell table:style-name="Table1.A1" office:value-type="float" office:value="14">
            <text:p text:style-name="P3">14</text:p>
          </table:table-cell>
          <table:table-cell table:style-name="Table1.A1" office:value-type="float" office:value="15">
            <text:p text:style-name="P3">15</text:p>
          </table:table-cell>
          <table:table-cell table:style-name="Table1.A1" office:value-type="float" office:value="16">
            <text:p text:style-name="P3">16</text:p>
          </table:table-cell>
          <table:table-cell table:style-name="Table1.A1" office:value-type="float" office:value="17">
            <text:p text:style-name="P3">17</text:p>
          </table:table-cell>
          <table:table-cell table:style-name="Table1.A1" office:value-type="float" office:value="18">
            <text:p text:style-name="P3">18</text:p>
          </table:table-cell>
          <table:table-cell table:style-name="Table1.A1" office:value-type="float" office:value="19">
            <text:p text:style-name="P3">19</text:p>
          </table:table-cell>
          <table:table-cell table:style-name="Table1.A1" office:value-type="float" office:value="20">
            <text:p text:style-name="P3">20</text:p>
          </table:table-cell>
          <table:table-cell table:style-name="Table1.U1" office:value-type="float" office:value="21">
            <text:p text:style-name="P3">21</text:p>
          </table:table-cell>
        </table:table-row>
      </table:table>
      <text:p text:style-name="P1"/>
      <text:list xml:id="list5294809568913063158" text:style-name="L1">
        <text:list-item>
          <text:p text:style-name="P5"><text:span text:style-name="T4">Keep your form</text:span>. <text:span text:style-name="T5">Find, focus, hold,flow</text:span>. Everything else flows through. Fear flows threw. Cup of tea jones. <text:span text:style-name="T1">Don't fight against. Let it wash threw. Pay it no mind.</text:span></text:p>
        </text:list-item>
        <text:list-item>
          <text:p text:style-name="P5"><text:span text:style-name="T3">Evolve</text:span>. Succeed. Live. Have a home. Have a life. Die with a smile.</text:p>
          <text:p text:style-name="P5"><text:s/>Live for eternity.</text:p>
        </text:list-item>
        <text:list-item>
          <text:p text:style-name="P5">The best way to become is to do.</text:p>
        </text:list-item>
        <text:list-item>
          <text:p text:style-name="P5"><text:span text:style-name="T1">Urges and sensations will never depart. Accept. Make a choice to be a slave or be a soul </text:span>Let them flow threw let them pass pay them no mind. Hold onto what your soul really wants.</text:p>
        </text:list-item>
        <text:list-item>
          <text:p text:style-name="P5">Don't ruminate. Don't test yourself.</text:p>
        </text:list-item>
        <text:list-item>
          <text:p text:style-name="P5"><text:span text:style-name="T7">Don't hurt yourself. Deal with it the right way</text:span>.</text:p>
        </text:list-item>
        <text:list-item>
          <text:p text:style-name="P7">Cool as northern winds.</text:p>
        </text:list-item>
        <text:list-item>
          <text:p text:style-name="P5">Musashi 2.0 (the first was free. <text:span text:style-name="T2">This one has to be earned</text:span>)</text:p>
          <text:list>
            <text:list-item>
              <text:p text:style-name="P7">Time and place for everything.</text:p>
              <text:list>
                <text:list-item>
                  <text:p text:style-name="P9">Emotions to keep you moving</text:p>
                </text:list-item>
                <text:list-item>
                  <text:p text:style-name="P9">No mind to Succeed and see all</text:p>
                </text:list-item>
              </text:list>
            </text:list-item>
          </text:list>
        </text:list-item>
        <text:list-item>
          <text:p text:style-name="P5">Transmute,Sublilminate</text:p>
        </text:list-item>
        <text:list-item>
          <text:p text:style-name="P5">Understand the limites of your understanding to pass the limits of your understanding. Ask the right questions.</text:p>
        </text:list-item>
        <text:list-item>
          <text:p text:style-name="P5"><text:span text:style-name="T2">YOU are the true enemy.</text:span> Let all the Limits flwo through you. <text:span text:style-name="T2">Keep that flashlight on what your soul wants.</text:span> The mind and body will follow with time.</text:p>
        </text:list-item>
        <text:list-item>
          <text:p text:style-name="P5">Your hazed and fatigued intuition is jacked. Don't pass over <text:span text:style-name="T2">A29-3 </text:span>without understanding</text:p>
        </text:list-item>
        <text:list-item>
          <text:p text:style-name="P5">Don't drop your form asshole.<text:span text:style-name="T2"> Readright. Pause. Every 5 minutes pause read</text:span></text:p>
        </text:list-item>
        <text:list-item>
          <text:p text:style-name="P8">Life is combat. Everyday is new. Live with that. Here and now. <text:soft-page-break/>It's start everyday again and again. With what you have. What you got the last day and what you will fight for today or lose today.</text:p>
        </text:list-item>
        <text:list-item>
          <text:p text:style-name="P10">ITS ALL JUST DATA (shroud of turen) </text:p>
        </text:list-item>
        <text:list-item>
          <text:p text:style-name="P10">If you don't have that FEELING THE YOU KNOW. Get it as best you can. Search, ask the right questions.</text:p>
        </text:list-item>
        <text:list-item>
          <text:p text:style-name="P5"><text:span text:style-name="T1">I am recreating my self in the image of my self</text:span><text:span text:style-name="T6">. Reprogramming my mind and redesigning my body</text:span>.</text:p>
        </text:list-item>
        <text:list-item>
          <text:p text:style-name="P5">There LEGOS &amp; LEXICANUM,WIKI-AOG,MILITARY-WIKI. Use them.</text:p>
        </text:list-item>
      </text:list>
      <text:list xml:id="list3544306915832732175" text:style-name="L2">
        <text:list-item>
          <text:p text:style-name="P6"/>
        </text:list-item>
      </text:list>
      <text:p text:style-name="P2"/>
      <text:list xml:id="list23408189" text:continue-list="list5294809568913063158" text:style-name="L1">
        <text:list-header>
          <text:p text:style-name="P5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ndara" svg:font-family="Candara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36M18S</meta:editing-duration>
    <meta:editing-cycles>20</meta:editing-cycles>
    <meta:generator>OpenOffice/4.1.7$Win32 OpenOffice.org_project/417m1$Build-9800</meta:generator>
    <dc:date>2020-12-27T03:18:11.18</dc:date>
    <dc:creator>Eli Lopez</dc:creator>
    <meta:document-statistic meta:table-count="1" meta:image-count="0" meta:object-count="0" meta:page-count="2" meta:paragraph-count="44" meta:word-count="341" meta:character-count="1738"/>
    <meta:user-defined meta:name="Info 1"/>
    <meta:user-defined meta:name="Info 2"/>
    <meta:user-defined meta:name="Info 3"/>
    <meta:user-defined meta:name="Info 4"/>
  </office:meta>
</office:document-meta>
</file>